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f33" officeooo:paragraph-rsid="000edf33"/>
    </style:style>
    <style:style style:name="P2" style:family="paragraph" style:parent-style-name="Standard">
      <style:text-properties officeooo:rsid="000f94ce" officeooo:paragraph-rsid="000f94ce"/>
    </style:style>
    <style:style style:name="P3" style:family="paragraph" style:parent-style-name="Standard">
      <style:text-properties officeooo:rsid="0010fe42" officeooo:paragraph-rsid="0010f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fined</text:p>
      <text:p text:style-name="P1">consolo.log(ju)</text:p>
      <text:p text:style-name="P1">VM232:1 Uncaught ReferenceError: consolo is not defined(…)(anonymous function) @ VM232:1</text:p>
      <text:p text:style-name="P1">console.log(ju)</text:p>
      <text:p text:style-name="P1">VM233:1 elapa</text:p>
      <text:p text:style-name="P1">undefined</text:p>
      <text:p text:style-name="P1">var saludo="Hola Mundo"</text:p>
      <text:p text:style-name="P1">undefined</text:p>
      <text:p text:style-name="P1">cosolo.log(saludo+" "+ju)</text:p>
      <text:p text:style-name="P1">VM359:1 Uncaught ReferenceError: cosolo is not defined(…)(anonymous function) @ VM359:1</text:p>
      <text:p text:style-name="P1">cosole.log(saludo+" "+ju)</text:p>
      <text:p text:style-name="P1">VM360:1 Uncaught ReferenceError: cosole is not defined(…)(anonymous function) @ VM360:1</text:p>
      <text:p text:style-name="P1">console.log(saludo+" "+ju)</text:p>
      <text:p text:style-name="P1">VM361:1 Hola Mundo elapa</text:p>
      <text:p text:style-name="P1">undefined</text:p>
      <text:p text:style-name="P1">4%2</text:p>
      <text:p text:style-name="P1">0</text:p>
      <text:p text:style-name="P1">vat bandera1=true</text:p>
      <text:p text:style-name="P1">VM499:1 Uncaught SyntaxError: Unexpected identifier</text:p>
      <text:p text:style-name="P1">var bandera1=true</text:p>
      <text:p text:style-name="P1">undefined</text:p>
      <text:p text:style-name="P1">var bandera2=false</text:p>
      <text:p text:style-name="P1">undefined</text:p>
      <text:p text:style-name="P1">console.log(bandera1&amp;bandera2)</text:p>
      <text:p text:style-name="P1">VM576:1 0</text:p>
      <text:p text:style-name="P1">undefined</text:p>
      <text:p text:style-name="P1">console.log(bandera1&amp;&amp;bandera2)</text:p>
      <text:p text:style-name="P1">VM577:1 false</text:p>
      <text:p text:style-name="P1">undefined</text:p>
      <text:p text:style-name="P1">console.log(bandera1||bandera2)</text:p>
      <text:p text:style-name="P1">VM584:1 true</text:p>
      <text:p text:style-name="P1">undefined</text:p>
      <text:p text:style-name="P1">var animales=["perro,gato,zorro"]</text:p>
      <text:p text:style-name="P1">undefined</text:p>
      <text:p text:style-name="P1">animales[3]</text:p>
      <text:p text:style-name="P1">undefined</text:p>
      <text:p text:style-name="P1">animales[2]</text:p>
      <text:p text:style-name="P1">undefined</text:p>
      <text:p text:style-name="P1">animales[0]</text:p>
      <text:p text:style-name="P1">"perro,gato,zorro"</text:p>
      <text:p text:style-name="P1">var animales=["perro","gato","zorro"]</text:p>
      <text:p text:style-name="P1">undefined</text:p>
      <text:p text:style-name="P1">animales[2]</text:p>
      <text:p text:style-name="P1">"zorro"</text:p>
      <text:p text:style-name="P1">console.log(bandera1)</text:p>
      <text:p text:style-name="P1">VM854:1 true</text:p>
      <text:p text:style-name="P1">undefined</text:p>
      <text:p text:style-name="P1">animales.push("sapo")</text:p>
      <text:p text:style-name="P1">4</text:p>
      <text:p text:style-name="P1"><text:soft-page-break/>console.log(animales)</text:p>
      <text:p text:style-name="P1">VM949:1 ["perro", "gato", Array[2], "sapo"]</text:p>
      <text:p text:style-name="P1">undefined</text:p>
      <text:p text:style-name="P1">animales.pop()</text:p>
      <text:p text:style-name="P1">"sapo"</text:p>
      <text:p text:style-name="P1">console.log(animales)</text:p>
      <text:p text:style-name="P1">VM993:1 ["perro", "gato", Array[2]]</text:p>
      <text:p text:style-name="P1">undefined</text:p>
      <text:p text:style-name="P1">var animalauxiliar="pinguino"</text:p>
      <text:p text:style-name="P1">undefined</text:p>
      <text:p text:style-name="P1">animales[5]=animalauxiliar</text:p>
      <text:p text:style-name="P1">"pinguino"</text:p>
      <text:p text:style-name="P1">console.log(animales)</text:p>
      <text:p text:style-name="P1">VM1145:1 ["perro", "gato", Array[2], 5: "pinguino"]</text:p>
      <text:p text:style-name="P1">undefined</text:p>
      <text:p text:style-name="P1">animales.pop()</text:p>
      <text:p text:style-name="P1">"pinguino"</text:p>
      <text:p text:style-name="P1">console.log(animales)</text:p>
      <text:p text:style-name="P1">VM1147:1 ["perro", "gato", Array[2]]</text:p>
      <text:p text:style-name="P1">undefined</text:p>
      <text:p text:style-name="P1">animales.pop()</text:p>
      <text:p text:style-name="P1">undefined</text:p>
      <text:p text:style-name="P1">console.log(animales)</text:p>
      <text:p text:style-name="P1">VM1149:1 ["perro", "gato", Array[2]]</text:p>
      <text:p text:style-name="P1">undefined</text:p>
      <text:p text:style-name="P1">animales[2].pop</text:p>
      <text:p text:style-name="P1">pop() { [native code] }</text:p>
      <text:p text:style-name="P1">animales[2].pop()</text:p>
      <text:p text:style-name="P1">"zorro"</text:p>
      <text:p text:style-name="P1">console.log(animales)</text:p>
      <text:p text:style-name="P1">VM1211:1 ["perro", "gato", Array[1]]</text:p>
      <text:p text:style-name="P1">undefined</text:p>
      <text:p text:style-name="P1">animales[2].pop()</text:p>
      <text:p text:style-name="P1">"fox"</text:p>
      <text:p text:style-name="P1">console.log(animales)</text:p>
      <text:p text:style-name="P1">VM1213:1 ["perro", "gato", Array[0]]</text:p>
      <text:p text:style-name="P1">undefined</text:p>
      <text:p text:style-name="P1">animales.pop()</text:p>
      <text:p text:style-name="P1">undefined</text:p>
      <text:p text:style-name="P1">console.log(animales)</text:p>
      <text:p text:style-name="P1">VM1215:1 ["perro", "gato", Array[0]]</text:p>
      <text:p text:style-name="P1">undefined</text:p>
      <text:p text:style-name="P1">animales[2]="caballo"</text:p>
      <text:p text:style-name="P1">"caballo"</text:p>
      <text:p text:style-name="P1">console.log(animales)</text:p>
      <text:p text:style-name="P1">VM1246:1 ["perro", "gato", "caballo"]</text:p>
      <text:p text:style-name="P1">undefined</text:p>
      <text:p text:style-name="P1">for(var i=0;i&lt;animales.length;i++){}</text:p>
      <text:p text:style-name="P1">undefined</text:p>
      <text:p text:style-name="P1"><text:soft-page-break/>for(var i=0;i&lt;animales.length;i++){console.log(i)}</text:p>
      <text:p text:style-name="P1">VM1326:1 0</text:p>
      <text:p text:style-name="P1">VM1326:1 1</text:p>
      <text:p text:style-name="P1">VM1326:1 2</text:p>
      <text:p text:style-name="P1">undefined</text:p>
      <text:p text:style-name="P2">undefined</text:p>
      <text:p text:style-name="P2">funtion suma(x,y){return x+y}</text:p>
      <text:p text:style-name="P2">VM1357:1 Uncaught SyntaxError: Unexpected identifier</text:p>
      <text:p text:style-name="P2">function suma(x,y){return x+y}</text:p>
      <text:p text:style-name="P2">undefined</text:p>
      <text:p text:style-name="P2">suma(2,2</text:p>
      <text:p text:style-name="P2">VM1379:1 Uncaught SyntaxError: missing ) after argument list</text:p>
      <text:p text:style-name="P2">suma(2,2)</text:p>
      <text:p text:style-name="P2">4</text:p>
      <text:p text:style-name="P2">function saludoedad(nombre,x){var hola="";</text:p>
      <text:p text:style-name="P2">hola = "hola"+nombre+"miedad"+x;</text:p>
      <text:p text:style-name="P2">return hola}</text:p>
      <text:p text:style-name="P2">undefined</text:p>
      <text:p text:style-name="P2">console.log(hola)</text:p>
      <text:p text:style-name="P2">VM1462:1 Uncaught ReferenceError: hola is not defined(…)(anonymous function) @ VM1462:1</text:p>
      <text:p text:style-name="P2">var hola=saludoedad("christian",21)</text:p>
      <text:p text:style-name="P2">undefined</text:p>
      <text:p text:style-name="P2">console.log(hola)</text:p>
      <text:p text:style-name="P2">VM1524:1 holachristianmiedad21</text:p>
      <text:p text:style-name="P2">undefined</text:p>
      <text:p text:style-name="P3">undefined</text:p>
      <text:p text:style-name="P3">var perro={"cola":1,patas:4,nombre:"rufu"}</text:p>
      <text:p text:style-name="P3">undefined</text:p>
      <text:p text:style-name="P3">console.log(perro)</text:p>
      <text:p text:style-name="P3">VM1578:1 Object {cola: 1, patas: 4, nombre: "rufu"}</text:p>
      <text:p text:style-name="P3">undefined</text:p>
      <text:p text:style-name="P3">console.log(perro.cola)</text:p>
      <text:p text:style-name="P3">VM1648:1 1</text:p>
      <text:p text:style-name="P3">undefined</text:p>
      <text:p text:style-name="P3">console.log(perro.nombre)</text:p>
      <text:p text:style-name="P3">VM1649:1 rufu</text:p>
      <text:p text:style-name="P3">undefined</text:p>
      <text:p text:style-name="P3">perro.dueño="seco"</text:p>
      <text:p text:style-name="P3">"seco"</text:p>
      <text:p text:style-name="P3">console.log(perro)</text:p>
      <text:p text:style-name="P3">VM1735:1 Object {cola: 1, patas: 4, nombre: "rufu", dueño: "seco"}</text:p>
      <text:p text:style-name="P3">undefined</text:p>
      <text:p text:style-name="P3">var olor="agrio"</text:p>
      <text:p text:style-name="P3">undefined</text:p>
      <text:p text:style-name="P3">perro.olor=olor</text:p>
      <text:p text:style-name="P3">"agrio"</text:p>
      <text:p text:style-name="P3">console.log(perro)</text:p>
      <text:p text:style-name="P3">VM1914:1 Object {cola: 1, patas: 4, nombre: "rufu", dueño: "seco", olor: "agrio"}</text:p>
      <text:p text:style-name="P3">undefined</text:p>
      <text:p text:style-name="P3"><text:soft-page-break/>perro.patas=3</text:p>
      <text:p text:style-name="P3">3</text:p>
      <text:p text:style-name="P3">console.log(perro)</text:p>
      <text:p text:style-name="P3">VM2040:1 Object {cola: 1, patas: 3, nombre: "rufu", dueño: "seco", olor: "agrio"}</text:p>
      <text:p text:style-name="P3">undefined</text:p>
      <text:p text:style-name="P3">perro.cola=perro.patas</text:p>
      <text:p text:style-name="P3">3</text:p>
      <text:p text:style-name="P3">console.log(perro)</text:p>
      <text:p text:style-name="P3">VM2086:1 Object {cola: 3, patas: 3, nombre: "rufu", dueño: "seco", olor: "agrio"}</text:p>
      <text:p text:style-name="P3">undefined</text:p>
      <text:p text:style-name="P3">perro.cualidades=["bonito","bueno","barato"]</text:p>
      <text:p text:style-name="P3">["bonito", "bueno", "barato"]</text:p>
      <text:p text:style-name="P3">console.log(perro)</text:p>
      <text:p text:style-name="P3">VM2118:1 Object {cola: 3, patas: 3, nombre: "rufu", dueño: "seco", olor: "agrio"…}cola: 3cualidades: Array[3]0: "bonito"1: "bueno"2: "barato"length: 3__proto__: Array[0]dueño: "seco"nombre: "rufu"olor: "agrio"patas: 3__proto__: Object</text:p>
      <text:p text:style-name="P3">undefined</text:p>
      <text:p text:style-name="P3">console.log(perro.cualidades[2])</text:p>
      <text:p text:style-name="P3">VM2125:1 barato</text:p>
      <text:p text:style-name="P3">undefined</text:p>
      <text:p text:style-name="P3">perro.cualidades.push(perro)</text:p>
      <text:p text:style-name="P3">4</text:p>
      <text:p text:style-name="P3">console.log(perro)</text:p>
      <text:p text:style-name="P3">VM2182:1 Object {cola: 3, patas: 3, nombre: "rufu", dueño: "seco", olor: "agrio"…}cola: 3cualidades: Array[4]0: "bonito"1: "bueno"2: "barato"3: Objectcola: 3cualidades: Array[4]0: "bonito"1: "bueno"2: "barato"3: Objectlength: 4__proto__: Array[0]dueño: "seco"nombre: "rufu"olor: "agrio"patas: 3__proto__: Objectlength: 4__proto__: Array[0]dueño: "seco"nombre: "rufu"olor: "agrio"patas: 3__proto__: Object__defineGetter__: __defineGetter__()__defineSetter__: __defineSetter__()__lookupGetter__: __lookupGetter__()__lookupSetter__: __lookupSetter__()constructor: Object()hasOwnProperty: hasOwnProperty()isPrototypeOf: isPrototypeOf()propertyIsEnumerable: propertyIsEnumerable()toLocaleString: toLocaleString()toString: toString()valueOf: valueOf()get __proto__: __proto__()set __proto__: __proto__()</text:p>
      <text:p text:style-name="P3">undef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6:50:22.979485934</meta:creation-date>
    <dc:date>2017-02-13T17:27:58.463743096</dc:date>
    <meta:editing-duration>PT7M15S</meta:editing-duration>
    <meta:editing-cycles>1</meta:editing-cycles>
    <meta:document-statistic meta:table-count="0" meta:image-count="0" meta:object-count="0" meta:page-count="4" meta:paragraph-count="170" meta:word-count="421" meta:character-count="4510" meta:non-whitespace-character-count="4259"/>
    <meta:generator>LibreOffice/4.2.8.2$Linux_X86_64 LibreOffice_project/420m0$Build-2</meta:generator>
  </office:meta>
</office:document-meta>
</file>